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ccb" officeooo:paragraph-rsid="00010ccb"/>
    </style:style>
    <style:style style:name="P2" style:family="paragraph" style:parent-style-name="Standard">
      <style:text-properties officeooo:rsid="00010ccb" officeooo:paragraph-rsid="0002dc58"/>
    </style:style>
    <style:style style:name="P3" style:family="paragraph" style:parent-style-name="Standard">
      <style:text-properties officeooo:rsid="00010ccb" officeooo:paragraph-rsid="00035691"/>
    </style:style>
    <style:style style:name="P4" style:family="paragraph" style:parent-style-name="Standard">
      <style:text-properties officeooo:rsid="00010ccb" officeooo:paragraph-rsid="000395d4"/>
    </style:style>
    <style:style style:name="P5" style:family="paragraph" style:parent-style-name="Standard">
      <style:text-properties officeooo:paragraph-rsid="0002dc58"/>
    </style:style>
    <style:style style:name="P6" style:family="paragraph" style:parent-style-name="Standard">
      <style:text-properties officeooo:rsid="00010ccb" officeooo:paragraph-rsid="0002dc58"/>
    </style:style>
    <style:style style:name="P7" style:family="paragraph" style:parent-style-name="Standard">
      <style:text-properties officeooo:rsid="00010ccb" officeooo:paragraph-rsid="00075fa9"/>
    </style:style>
    <style:style style:name="P8" style:family="paragraph" style:parent-style-name="Standard">
      <style:text-properties officeooo:rsid="00010ccb" officeooo:paragraph-rsid="000c2e36"/>
    </style:style>
    <style:style style:name="P9" style:family="paragraph" style:parent-style-name="Standard">
      <style:text-properties fo:font-weight="normal" officeooo:rsid="00010ccb" officeooo:paragraph-rsid="0002dc58" style:font-weight-asian="normal" style:font-weight-complex="normal"/>
    </style:style>
    <style:style style:name="T1" style:family="text">
      <style:text-properties officeooo:rsid="00010ccb"/>
    </style:style>
    <style:style style:name="T2" style:family="text">
      <style:text-properties officeooo:rsid="0002857b"/>
    </style:style>
    <style:style style:name="T3" style:family="text">
      <style:text-properties officeooo:rsid="0002dc58"/>
    </style:style>
    <style:style style:name="T4" style:family="text">
      <style:text-properties officeooo:rsid="00035691"/>
    </style:style>
    <style:style style:name="T5" style:family="text">
      <style:text-properties officeooo:rsid="000395d4"/>
    </style:style>
    <style:style style:name="T6" style:family="text">
      <style:text-properties officeooo:rsid="0004d0af"/>
    </style:style>
    <style:style style:name="T7" style:family="text">
      <style:text-properties officeooo:rsid="0005ffbe"/>
    </style:style>
    <style:style style:name="T8" style:family="text">
      <style:text-properties officeooo:rsid="0006b1c2"/>
    </style:style>
    <style:style style:name="T9" style:family="text">
      <style:text-properties officeooo:rsid="00075fa9"/>
    </style:style>
    <style:style style:name="T10" style:family="text">
      <style:text-properties officeooo:rsid="00088491"/>
    </style:style>
    <style:style style:name="T11" style:family="text">
      <style:text-properties officeooo:rsid="0008f27e"/>
    </style:style>
    <style:style style:name="T12" style:family="text">
      <style:text-properties officeooo:rsid="000a6cc6"/>
    </style:style>
    <style:style style:name="T13" style:family="text">
      <style:text-properties officeooo:rsid="000c2e36"/>
    </style:style>
    <style:style style:name="T14" style:family="text">
      <style:text-properties officeooo:rsid="000d0633"/>
    </style:style>
    <style:style style:name="T15" style:family="text">
      <style:text-properties officeooo:rsid="000e2fb7"/>
    </style:style>
    <style:style style:name="T16" style:family="text">
      <style:text-properties officeooo:rsid="000f15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ītamaddhānaṃ<text:tab/><text:span text:style-name="T6">p</text:span>ast</text:p>
      <text:p text:style-name="P1">attamano<text:tab/>delighted</text:p>
      <text:p text:style-name="P1">atthi<text:tab/><text:span text:style-name="T2">t</text:span>o be</text:p>
      <text:p text:style-name="P1">atha<text:tab/>then...</text:p>
      <text:p text:style-name="P1">adhimuccati<text:tab/>intent upon</text:p>
      <text:p text:style-name="P1">anāgatamaddhānaṃ<text:tab/>future</text:p>
      <text:p text:style-name="P2">animittaṃ<text:tab/><text:span text:style-name="T4">signless</text:span></text:p>
      <text:p text:style-name="P3">animitto<text:tab/><text:span text:style-name="T4">signless</text:span></text:p>
      <text:p text:style-name="P2">abhinandīti<text:tab/>to delight in</text:p>
      <text:p text:style-name="P2">abhivādetvā<text:tab/>respectfully greet</text:p>
      <text:p text:style-name="P2">abhisaṅkhataṃ<text:tab/><text:span text:style-name="T4">p</text:span>repared</text:p>
      <text:p text:style-name="P1">abhisaṅkhato<text:tab/><text:span text:style-name="T9">specifically p</text:span>repared</text:p>
      <text:p text:style-name="P2">abhisañcetayitaṃ<text:tab/><text:span text:style-name="T9">volitionally produced</text:span></text:p>
      <text:p text:style-name="P3">abhisañcetayito<text:tab/><text:span text:style-name="T9">volitionally produced</text:span></text:p>
      <text:p text:style-name="P2">amanasikaritvā<text:tab/><text:span text:style-name="T4">not attend wisely</text:span></text:p>
      <text:p text:style-name="P2">ayaṃ<text:tab/><text:span text:style-name="T3">t</text:span>his</text:p>
      <text:p text:style-name="P2">ayampi<text:tab/><text:tab/><text:span text:style-name="T3">t</text:span>his</text:p>
      <text:p text:style-name="P2">ayo<text:tab/><text:span text:style-name="T4">iron</text:span></text:p>
      <text:p text:style-name="P2">araññasaññaṃ<text:tab/>forest <text:span text:style-name="T3">perception</text:span></text:p>
      <text:p text:style-name="P2">araññasaññāya<text:tab/>forest <text:span text:style-name="T3">perception</text:span></text:p>
      <text:p text:style-name="P2">avasiṭṭhaṃ<text:tab/>Remaining, left</text:p>
      <text:p text:style-name="P2">avijjāsavaṃ<text:tab/><text:span text:style-name="T9">taint of i</text:span>gnorance</text:p>
      <text:p text:style-name="P7">avijjāsavāpi<text:tab/><text:span text:style-name="T9">taint of i</text:span>gnorance</text:p>
      <text:p text:style-name="P7">avijjāsavenā<text:tab/><text:span text:style-name="T9">taint of i</text:span>gnorance</text:p>
      <text:p text:style-name="P2">avipallatthā<text:tab/><text:span text:style-name="T9">unperverted</text:span></text:p>
      <text:p text:style-name="P2">asuññataṃ<text:tab/><text:span text:style-name="T3">not void</text:span></text:p>
      <text:p text:style-name="P2">assu<text:tab/><text:span text:style-name="T3">may be</text:span></text:p>
      <text:p text:style-name="P2">ākāsānañcāyatanasaññaṃ<text:tab/><text:span text:style-name="T9">percept of boundless </text:span>space</text:p>
      <text:p text:style-name="P2">ākāsānañcāyatanasaññāya<text:tab/><text:span text:style-name="T9">boundless </text:span>space</text:p>
      <text:p text:style-name="P2">ākiñcaññāyatanasaññaṃ<text:tab/><text:span text:style-name="T9">percept of n</text:span>othingness</text:p>
      <text:p text:style-name="P2">ākiñcaññāyatanasaññāya<text:tab/><text:span text:style-name="T9">percept of n</text:span>othingness</text:p>
      <text:p text:style-name="P2">ānanda<text:tab/>ānanda</text:p>
      <text:p text:style-name="P2">ānando<text:tab/>ānanda</text:p>
      <text:p text:style-name="P2">āyasmā<text:tab/>venerable</text:p>
      <text:p text:style-name="P5"><text:span text:style-name="T1">āsabhacammaṃ<text:tab/></text:span>bull's hide </text:p>
      <text:p text:style-name="P2">iti<text:tab/><text:span text:style-name="T4">thus</text:span></text:p>
      <text:p text:style-name="P2">itthattāyā<text:tab/>present <text:span text:style-name="T4">state</text:span></text:p>
      <text:p text:style-name="P2">itthipurisasannipātena<text:tab/>woman</text:p>
      <text:p text:style-name="P2">idamavoca<text:tab/><text:span text:style-name="T4">said this</text:span></text:p>
      <text:p text:style-name="P2">imaṃyeva <text:tab/><text:span text:style-name="T10">this even</text:span></text:p>
      <text:p text:style-name="P2">imameva <text:tab/><text:span text:style-name="T10">this even</text:span></text:p>
      <text:p text:style-name="P2">imissā<text:tab/>see ayaṃ</text:p>
      <text:p text:style-name="P2">ukkūlavikkūlaṃ<text:tab/><text:span text:style-name="T10">steep river banks</text:span></text:p>
      <text:p text:style-name="P2">upasaṅkamitvā<text:tab/>approach</text:p>
      <text:p text:style-name="P2">upasampajja<text:tab/><text:span text:style-name="T4">t</text:span>o take upon</text:p>
      <text:p text:style-name="P2">ekaṃ<text:tab/>one</text:p>
      <text:p text:style-name="P2"><text:span text:style-name="T4">e</text:span>kattaṃ<text:tab/><text:span text:style-name="T12">one state</text:span></text:p>
      <text:p text:style-name="P2">ekattan’ti<text:tab/><text:span text:style-name="T12">one state</text:span></text:p>
      <text:p text:style-name="P2">ekamantaṃ<text:tab/>one side</text:p>
      <text:p text:style-name="P2"><text:soft-page-break/>ekamidaṃ<text:tab/><text:span text:style-name="T11">once</text:span></text:p>
      <text:p text:style-name="P2">etaṃ<text:tab/><text:span text:style-name="T11">that was</text:span></text:p>
      <text:p text:style-name="P2">etadavoca<text:tab/><text:span text:style-name="T11">that said</text:span></text:p>
      <text:p text:style-name="P2">etarahi<text:tab/><text:span text:style-name="T5">n</text:span>ow</text:p>
      <text:p text:style-name="P2">evaṃ<text:tab/>such</text:p>
      <text:p text:style-name="P2">evañhi<text:tab/><text:span text:style-name="T11">thus because</text:span></text:p>
      <text:p text:style-name="P2">evameva<text:tab/>even thus</text:p>
      <text:p text:style-name="P2">evampissa<text:tab/><text:span text:style-name="T6">t</text:span>hus <text:span text:style-name="T12">too</text:span></text:p>
      <text:p text:style-name="P2">esā<text:tab/><text:span text:style-name="T12">that</text:span></text:p>
      <text:p text:style-name="P2">kacci<text:tab/><text:span text:style-name="T12">was</text:span></text:p>
      <text:p text:style-name="P2">kataṃ<text:tab/><text:span text:style-name="T12">done</text:span></text:p>
      <text:p text:style-name="P2">karaṇīyaṃ<text:tab/>ought to be done</text:p>
      <text:p text:style-name="P2">karoti<text:tab/><text:span text:style-name="T12">attends</text:span></text:p>
      <text:p text:style-name="P2">kāmāsavaṃ<text:tab/><text:span text:style-name="T5">sensual asava</text:span></text:p>
      <text:p text:style-name="P4">kāmāsavāpi<text:tab/><text:span text:style-name="T5">sensual asava</text:span></text:p>
      <text:p text:style-name="P4">kāmāsavenā<text:tab/><text:span text:style-name="T5">sensual asava</text:span></text:p>
      <text:p text:style-name="P4">kāyaṃ<text:tab/>body</text:p>
      <text:p text:style-name="P2">kiñci<text:tab/><text:span text:style-name="T5">something</text:span></text:p>
      <text:p text:style-name="P2">keci<text:tab/>see ko, koci</text:p>
      <text:p text:style-name="P2">khāṇukaṇṭakaṭṭhānaṃ<text:tab/>stump of a tree</text:p>
      <text:p text:style-name="P2">kho<text:tab/><text:span text:style-name="T5">i</text:span>ndeed</text:p>
      <text:p text:style-name="P2">gāmasaññaṃ<text:tab/><text:span text:style-name="T5">village perception</text:span></text:p>
      <text:p text:style-name="P4">gāmasaññāyā<text:tab/><text:span text:style-name="T5">village perception</text:span></text:p>
      <text:p text:style-name="P2">caparaṃ<text:tab/><text:span text:style-name="T5">and further</text:span></text:p>
      <text:p text:style-name="P2">cittaṃ<text:tab/><text:span text:style-name="T5">mind</text:span></text:p>
      <text:p text:style-name="P2">cūḷasuññatasuttaṃ<text:tab/><text:span text:style-name="T5">lesser void discourse</text:span></text:p>
      <text:p text:style-name="P2">cetosamādhi<text:tab/><text:span text:style-name="T13">collected mind</text:span></text:p>
      <text:p text:style-name="P8">cetosamādhiṃ<text:tab/><text:tab/><text:span text:style-name="T13">collected mind</text:span></text:p>
      <text:p text:style-name="P2">cetosamādhimhi<text:tab/><text:span text:style-name="T13">collected mind</text:span></text:p>
      <text:p text:style-name="P2">cevāyaṃ<text:tab/><text:span text:style-name="T5">e</text:span>ven; if</text:p>
      <text:p text:style-name="P2">cevidaṃ<text:tab/><text:span text:style-name="T13">and even this</text:span></text:p>
      <text:p text:style-name="P2">jātarūparajatena<text:tab/><text:span text:style-name="T5">g</text:span>old</text:p>
      <text:p text:style-name="P2">jāti<text:tab/><text:span text:style-name="T5">b</text:span>irth</text:p>
      <text:p text:style-name="P2">jānato<text:tab/><text:span text:style-name="T13">k</text:span>nowing</text:p>
      <text:p text:style-name="P2">jīvitapaccayā<text:tab/><text:span text:style-name="T5">l</text:span>ife <text:span text:style-name="T14">dependent</text:span></text:p>
      <text:p text:style-name="P2">ñāṇaṃ<text:tab/><text:span text:style-name="T5">k</text:span>nowledge</text:p>
      <text:p text:style-name="P2">taṃ<text:tab/>see tvaṃ</text:p>
      <text:p text:style-name="P2">taggha<text:tab/><text:span text:style-name="T5">c</text:span>ertainly, verily, truly</text:p>
      <text:p text:style-name="P2">tattha<text:tab/>therein</text:p>
      <text:p text:style-name="P2">tadaniccaṃ<text:tab/><text:span text:style-name="T14">that is impermanent</text:span></text:p>
      <text:p text:style-name="P2">tasmātiha<text:tab/>therefore</text:p>
      <text:p text:style-name="P2">tassa<text:tab/><text:span text:style-name="T6">t</text:span>h<text:span text:style-name="T14">at</text:span></text:p>
      <text:p text:style-name="P2">te<text:tab/></text:p>
      <text:p text:style-name="P2">tedha<text:tab/>?</text:p>
      <text:p text:style-name="P2">tena<text:tab/><text:span text:style-name="T14">because of</text:span></text:p>
      <text:p text:style-name="P2">tenupasaṅkami<text:tab/><text:span text:style-name="T14">he approached</text:span></text:p>
      <text:p text:style-name="P2">darathamattā<text:tab/>anxiety <text:span text:style-name="T13">measure</text:span></text:p>
      <text:p text:style-name="P2">darathā<text:tab/><text:tab/>anxiety</text:p>
      <text:p text:style-name="P2">na<text:tab/><text:span text:style-name="T7">n</text:span>ot</text:p>
      <text:p text:style-name="P2"><text:soft-page-break/>nagarakaṃ<text:tab/><text:span text:style-name="T14">Nagaraka</text:span></text:p>
      <text:p text:style-name="P2">nadīviduggaṃ<text:tab/>river</text:p>
      <text:p text:style-name="P2">nāparaṃ<text:tab/><text:span text:style-name="T15">no further</text:span></text:p>
      <text:p text:style-name="P2">nāma<text:tab/>name</text:p>
      <text:p text:style-name="P2">nigamo<text:tab/>a <text:span text:style-name="T7">market </text:span>town</text:p>
      <text:p text:style-name="P2">niṭṭhitaṃ<text:tab/><text:span text:style-name="T7">c</text:span>ompleted</text:p>
      <text:p text:style-name="P2">nirodhadhamman<text:tab/><text:span text:style-name="T7">c</text:span>essation</text:p>
      <text:p text:style-name="P2">nisinno<text:tab/><text:span text:style-name="T15">sat down</text:span></text:p>
      <text:p text:style-name="P2">nisīdi<text:tab/><text:span text:style-name="T7">t</text:span>o sit down</text:p>
      <text:p text:style-name="P2">nevasaññānāsaññāyatanasaññaṃ<text:tab/><text:span text:style-name="T7">neither percept nor not percept</text:span></text:p>
      <text:p text:style-name="P9">pakkhandati<text:tab/><text:span text:style-name="T16">enters into</text:span></text:p>
      <text:p text:style-name="P2">pajānāti<text:tab/><text:span text:style-name="T7">t</text:span>o understand</text:p>
      <text:p text:style-name="P2">paṭiggahitaṃ<text:tab/>receiv<text:span text:style-name="T16">ed</text:span></text:p>
      <text:p text:style-name="P8">paṭicca<text:tab/><text:span text:style-name="T13">dependent upon</text:span></text:p>
      <text:p text:style-name="P2">paṭisallānā<text:tab/><text:span text:style-name="T16">seclusion</text:span></text:p>
      <text:p text:style-name="P2">paṭhamaṃ<text:tab/>Belonging to the commencement of a kalpa</text:p>
      <text:p text:style-name="P2">pathaviyā<text:tab/>The earth</text:p>
      <text:p text:style-name="P2">pathavīsaññaṃ<text:tab/>The earth</text:p>
      <text:p text:style-name="P2">pathavīsaññāya<text:tab/>The earth</text:p>
      <text:p text:style-name="P2">pana<text:tab/>Now, further; but, on the other hand, on the contrary, however</text:p>
      <text:p text:style-name="P2">pabbatavisamaṃ<text:tab/>To act like a mountain</text:p>
      <text:p text:style-name="P2">paramānuttaraṃ<text:tab/>A particle or atom</text:p>
      <text:p text:style-name="P2">paramānuttarā<text:tab/>A particle or atom</text:p>
      <text:p text:style-name="P2">parisuddhaṃ<text:tab/>Pure, clear; innocent, pure, holy; perfect, intact</text:p>
      <text:p text:style-name="P2">parisuddhā<text:tab/>Pure, clear; innocent, pure, holy; perfect, intact</text:p>
      <text:p text:style-name="P2">pasīdati<text:tab/>To be clear, serene, tranquil; to be content, satisfied, pleased, glad; to be favourable</text:p>
      <text:p text:style-name="P2">passato<text:tab/>To see, look, look at, behold, observe; to see with the mind, learn, know, understand</text:p>
      <text:p text:style-name="P2">puna<text:tab/>puno(1) and before a vowel punar(2) and punad(3)Again, anew, afresh; back; after that, next, further, moreover</text:p>
      <text:p text:style-name="P2">pubbārāme<text:tab/>Ancient teacher, scholar of previous times</text:p>
      <text:p text:style-name="P2">pubbepāhaṃ<text:tab/>Former, accompanied by</text:p>
      <text:p text:style-name="P2">bahulaṃ<text:tab/>Enlarged, increased</text:p>
      <text:p text:style-name="P2">brahmacariyaṃ<text:tab/>The duties or practice of a religious student; celibacy; chastity, purity; the life of holiness led by the sanctified; living according to Buddha's precepts; charity or almsgiving; the practice of the appamaññās</text:p>
      <text:p text:style-name="P2">brāhmaṇā<text:tab/>A wealthy brahmin</text:p>
      <text:p text:style-name="P2">bhagavato<text:tab/>Worshipful, venerable, blessed, holy</text:p>
      <text:p text:style-name="P2">bhagavantaṃ<text:tab/>Worshipful, venerable, blessed, holy</text:p>
      <text:p text:style-name="P2">bhagavā<text:tab/>Worshipful, venerable, blessed, holy</text:p>
      <text:p text:style-name="P2">bhante<text:tab/> <text:span text:style-name="T7">r</text:span>everend sir</text:p>
      <text:p text:style-name="P2">bhavati<text:tab/><text:span text:style-name="T7">t</text:span>o be; to exist; to become; to take place; to befall; to behave</text:p>
      <text:p text:style-name="P2">bhavāsavaṃ Various births, repeated birth, existence under different forms successively, as deva, man, preta, etc.</text:p>
      <text:p text:style-name="P2">bhavāsavāpi<text:tab/>Various births, repeated birth, existence under different forms successively, as deva, man, preta, etc.</text:p>
      <text:p text:style-name="P2">bhavāsavenā<text:tab/>Various births, repeated birth, existence under different forms successively, as deva, man, preta, etc.</text:p>
      <text:p text:style-name="P2">bhāsitaṃ<text:tab/>One who speaks or utters</text:p>
      <text:p text:style-name="P2">bhikkhu<text:tab/>A beggar; a mendicant friar; a Buddhist monk</text:p>
      <text:p text:style-name="P2"><text:soft-page-break/>bhikkhusaṅghaṃ<text:tab/>A company of monks</text:p>
      <text:p text:style-name="P2">manasi<text:tab/>Attended to, borne in mind, pondered</text:p>
      <text:p text:style-name="P2">manussasaññaṃ<text:tab/>Human</text:p>
      <text:p text:style-name="P2">manussasaññāyā<text:tab/>Human</text:p>
      <text:p text:style-name="P2">migāramātupāsāde<text:tab/>A hyena</text:p>
      <text:p text:style-name="P2">migāramātupāsādo<text:tab/>A hyena</text:p>
      <text:p text:style-name="P2">me<text:span text:style-name="T12">taṁ<text:tab/>by me</text:span></text:p>
      <text:p text:style-name="P2">yaṃ<text:tab/>The liver</text:p>
      <text:p text:style-name="P2">yañhi<text:tab/>The glomerous fig-tree</text:p>
      <text:p text:style-name="P2">yathābhuccā<text:tab/>As is the case</text:p>
      <text:p text:style-name="P2">yadidaṃ<text:tab/><text:span text:style-name="T8">namely</text:span></text:p>
      <text:p text:style-name="P2">ye<text:tab/>Where one's karma leads</text:p>
      <text:p text:style-name="P2">yena<text:tab/>Where one's karma leads</text:p>
      <text:p text:style-name="P2">yepi<text:tab/>Where one's karma leads</text:p>
      <text:p text:style-name="P2">vā<text:tab/><text:span text:style-name="T8">or</text:span></text:p>
      <text:p text:style-name="P2">vigatavalikaṃ<text:tab/><text:span text:style-name="T8">t</text:span>o depart</text:p>
      <text:p text:style-name="P2">viññāṇañcāyatanasaññaṃ<text:tab/>Realm of infinity of intelligence</text:p>
      <text:p text:style-name="P2">viññāṇañcāyatanasaññāya<text:tab/>Realm of infinity of intelligence</text:p>
      <text:p text:style-name="P2">vimuccati<text:tab/>Averted, neglectful</text:p>
      <text:p text:style-name="P2">vimuttamiti<text:tab/>Point of emancipation</text:p>
      <text:p text:style-name="P2">vimuttasmiṃ<text:tab/>Point of emancipation</text:p>
      <text:p text:style-name="P2">viharati<text:tab/>To dwell, sojourn, live</text:p>
      <text:p text:style-name="P2">viharanti<text:tab/>To dwell, sojourn, live</text:p>
      <text:p text:style-name="P2">viharāmi<text:tab/>To dwell, sojourn, live</text:p>
      <text:p text:style-name="P2">vihariṃsu<text:tab/>To dwell, sojourn, live</text:p>
      <text:p text:style-name="P2">viharissanti<text:tab/>To dwell, sojourn, live</text:p>
      <text:p text:style-name="P2">viharissanti<text:tab/>To dwell, sojourn, live</text:p>
      <text:p text:style-name="P2">viharissāmā<text:tab/>To dwell, sojourn, live</text:p>
      <text:p text:style-name="P2">vuṭṭhito<text:tab/>see uṭṭhahati</text:p>
      <text:p text:style-name="P2">vusitaṃ<text:tab/>Dwelling, residing</text:p>
      <text:p text:style-name="P2">vo<text:tab/>Worthlessness; the khandhas; difference</text:p>
      <text:p text:style-name="P2">sakkesu<text:tab/>Respectfully, attentively, carefully, zealously, thoroughly</text:p>
      <text:p text:style-name="P2">sakyānaṃ<text:tab/>and (sakyaputtiyo)Belonging to the Sākya prince</text:p>
      <text:p text:style-name="P2">saṅkusatena<text:tab/>A stake or stump; a javelin</text:p>
      <text:p text:style-name="P2">saññāgataṃ<text:tab/>Sense, consciousness, perception; intellect, thought; sign, gesture; name</text:p>
      <text:p text:style-name="P2">santamidaṃ<text:tab/>Belonging to</text:p>
      <text:p text:style-name="P2">santi<text:tab/>Calm, tranquillity, peace; nirvāṇa; bliss; pacification, settlement</text:p>
      <text:p text:style-name="P2">santiṭṭhati<text:tab/>see saṇṭhahati, to stand</text:p>
      <text:p text:style-name="P2">sabbaṃ<text:tab/>All, every</text:p>
      <text:p text:style-name="P2">sabbe<text:tab/>All, every</text:p>
      <text:p text:style-name="P2">samaṇā<text:tab/>A bad or contemptible ascetic</text:p>
      <text:p text:style-name="P2">samanupassati<text:tab/>To see, perceive</text:p>
      <text:p text:style-name="P2">samayaṃ<text:tab/>Agreement, combination; multitude; season, time; custom, rule,religious obligation; order, precept; religious belief, doctrine</text:p>
      <text:p text:style-name="P2">sammukhā<text:tab/>Presence, confrontation</text:p>
      <text:p text:style-name="P2">saḷāyatanikaṃ<text:tab/>The six organs of sense</text:p>
      <text:p text:style-name="P2">sāyanhasamayaṃ<text:tab/>see sāyo</text:p>
      <text:p text:style-name="P2">sāvatthiyaṃ<text:tab/>Name of a town in India, the capital of Kosala</text:p>
      <text:p text:style-name="P2">sikkhitabban<text:tab/>To learn, train oneself</text:p>
      <text:p text:style-name="P2"><text:soft-page-break/>suggahitaṃ<text:tab/>see sugahito, Grasped tightly</text:p>
      <text:p text:style-name="P2">suññaṃ<text:tab/>Empty, void</text:p>
      <text:p text:style-name="P2">suññataṃ<text:tab/>Empty, void</text:p>
      <text:p text:style-name="P2">suññatāvakkanti<text:tab/>Empty, void</text:p>
      <text:p text:style-name="P2">suññatāvihārena<text:tab/>Empty, void</text:p>
      <text:p text:style-name="P2">suññatāvihārenāhaṃ<text:tab/>Empty, void</text:p>
      <text:p text:style-name="P2">suññamidaṃ<text:tab/>Empty, void</text:p>
      <text:p text:style-name="P2">suñño<text:tab/>Empty, void, deprived of</text:p>
      <text:p text:style-name="P2">sutaṃ<text:tab/>Learned in religious literature, mighty in the scriptures</text:p>
      <text:p text:style-name="P2">sumanasikataṃ<text:tab/>"Adam's Peak", a mountain in Ceylon, so called because the deva Sumana occupies it.</text:p>
      <text:p text:style-name="P2"><text:span text:style-name="T8">s</text:span>uvihataṃ<text:tab/>see subbaco, Compliant, meek</text:p>
      <text:p text:style-name="P2">sussutaṃ<text:tab/>To be heard</text:p>
      <text:p text:style-name="P2">sūpadhāritaṃ<text:tab/>Soup, broth, sauce, condiment, the gravy of curry and rice</text:p>
      <text:p text:style-name="P2">sūpadhāritan<text:tab/>Soup, broth, sauce, condiment, the gravy of curry and rice</text:p>
      <text:p text:style-name="P2">seyyathāpi<text:tab/>As, just as</text:p>
      <text:p text:style-name="P2">hatthigavassavaḷavena<text:tab/>Carried in the hand</text:p>
      <text:p text:style-name="P2">hi<text:tab/>For, because; certainly, indeed; alas!</text:p>
      <text:p text:style-name="P2"><text:span text:style-name="T8">h</text:span>oti<text:tab/>see bhavati, To be; to exist; to become; to take place; to befall; to behav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08:26:51.924000000</meta:creation-date>
    <dc:date>2016-07-29T10:42:36.758000000</dc:date>
    <meta:editing-duration>PT29M39S</meta:editing-duration>
    <meta:editing-cycles>4</meta:editing-cycles>
    <meta:generator>LibreOffice/4.4.7.2$Windows_x86 LibreOffice_project/f3153a8b245191196a4b6b9abd1d0da16eead600</meta:generator>
    <meta:document-statistic meta:table-count="0" meta:image-count="0" meta:object-count="0" meta:page-count="5" meta:paragraph-count="207" meta:word-count="913" meta:character-count="6553" meta:non-whitespace-character-count="5838"/>
  </office:meta>
</office:document-meta>
</file>